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E7EA5D4E9863CC5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25.7cm" svg:height="14.633cm" draw:z-index="0"><draw:image xlink:href="Pictures/100000000000078000000438E7EA5D4E9863CC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48:06.390221261</meta:creation-date>
    <dc:date>2019-09-10T15:49:23.517630440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